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444444" style:font-name="verdana" fo:font-size="9pt" fo:letter-spacing="normal" fo:font-style="normal" fo:font-weight="normal"/>
    </style:style>
    <style:style style:name="P2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444444" style:font-name="verdana" fo:font-size="9pt" fo:letter-spacing="normal" fo:font-style="normal" fo:font-weight="normal" officeooo:rsid="000ce003" officeooo:paragraph-rsid="000ce003"/>
    </style:style>
    <style:style style:name="P3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444444" style:font-name="verdana" fo:font-size="13pt" fo:letter-spacing="normal" fo:font-style="normal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444444" style:font-name="verdana" fo:font-size="13pt" fo:letter-spacing="normal" fo:font-style="normal" fo:font-weight="bold" officeooo:rsid="000ce003" officeooo:paragraph-rsid="000ce003" style:font-size-asian="13pt" style:font-weight-asian="bold" style:font-size-complex="13pt" style:font-weight-complex="bold"/>
    </style:style>
    <style:style style:name="T1" style:family="text">
      <style:text-properties officeooo:rsid="000ce003"/>
    </style:style>
    <style:style style:name="T2" style:family="text">
      <style:text-properties fo:color="#252525"/>
    </style:style>
    <style:style style:name="T3" style:family="text">
      <style:text-properties fo:color="#252525" style:font-name="sans-serif"/>
    </style:style>
    <style:style style:name="T4" style:family="text">
      <style:text-properties fo:color="#252525" style:font-name="sans-serif" fo:font-size="10.5pt"/>
    </style:style>
    <style:style style:name="T5" style:family="text">
      <style:text-properties fo:color="#252525" style:font-name="sans-serif" fo:font-size="10.5pt" fo:font-weight="bold"/>
    </style:style>
    <style:style style:name="T6" style:family="text">
      <style:text-properties fo:font-size="9pt"/>
    </style:style>
    <style:style style:name="T7" style:family="text">
      <style:text-properties fo:font-size="9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What's the complexity of your algorithm with respect to the number of iterations?</text:p>
      <text:p text:style-name="P1"/>
      <text:p text:style-name="P1"><text:s/><text:span text:style-name="T1">It is a quadratic complexity since we have a for loop within a for loop</text:span></text:p>
      <text:p text:style-name="P2">using the theory:</text:p>
      <text:p text:style-name="P2"/>
      <text:p text:style-name="P2"><text:span text:style-name="T4">Suppose you want to know which of your friends know each other. You have to ask each pair of friends whether they know each other. If you have </text:span><text:span text:style-name="T5">twice</text:span><text:span text:style-name="T2"> </text:span><text:span text:style-name="T4">as many friends as someone else, you have to ask </text:span><text:span text:style-name="T5">four</text:span><text:span text:style-name="T2"> </text:span><text:span text:style-name="T4">times as many questions to figure out who everyone knows. Problems that take four times as long when the size of the problem doubles are said to have</text:span><text:span text:style-name="T5">quadratic complexity</text:span><text:span text:style-name="T4">.(</text:span><text:a xlink:type="simple" xlink:href="https://simple.wikipedia.org/wiki/Computational_complexity_theory" text:style-name="Internet_20_link" text:visited-style-name="Visited_20_Internet_20_Link">https://simple.wikipedia.org/wiki/Computational_complexity_theory</text:a><text:span text:style-name="T4">)</text:span></text:p>
      <text:p text:style-name="P2"><text:span text:style-name="T4"/></text:p>
      <text:p text:style-name="P4"><text:span text:style-name="T3">2. How many drivers will be at each location at the end of 1000 iterations?</text:span></text:p>
      <text:p text:style-name="P4"><text:span text:style-name="T3"/></text:p>
      <text:p text:style-name="P4">3. How many turns will an average customer have to wait after 200 iterations?</text:p>
      <text:p text:style-name="P4"/>
      <text:p text:style-name="P4">4. How many excess jobs should we expect after 300 iterations?</text:p>
      <text:p text:style-name="P4"><text:span text:style-name="T3"><text:line-break/></text:span>5. On average, how far is a driver from a customer? What if there were only 5 drivers?</text:p>
      <text:p text:style-name="P4"/>
      <text:p text:style-name="P4">6. If locations 1-5 had 1-100 jobs and locations 6-10 had 1-10 jobs , what would the answers to 2-5 above be?</text:p>
      <text:p text:style-name="P4"><text:span text:style-name="T3"><text:line-break/></text:span>7. Given the situation in question 6 and given only 5 drivers, does your algorithm still work? If not how do you fix i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</meta:initial-creator>
    <meta:creation-date>2016-08-26T22:29:04.167484248</meta:creation-date>
    <dc:date>2016-08-27T00:25:39.259836759</dc:date>
    <dc:creator>Dave </dc:creator>
    <meta:editing-duration>PT1H41M8S</meta:editing-duration>
    <meta:editing-cycles>1</meta:editing-cycles>
    <meta:document-statistic meta:table-count="0" meta:image-count="0" meta:object-count="0" meta:page-count="1" meta:paragraph-count="10" meta:word-count="205" meta:character-count="1144" meta:non-whitespace-character-count="946"/>
    <meta:generator>LibreOffice/5.0.3.2$Linux_X86_64 LibreOffice_project/00m0$Build-2</meta:generator>
  </office:meta>
</office:document-meta>
</file>